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GB"/>
    </style:style>
    <style:style style:name="T3" style:parent-style-name="Policepardéfaut" style:family="text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style:text-position="super 63.6%" fo:language="en" fo:country="GB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T26" style:parent-style-name="Policepardéfaut" style:family="text">
      <style:text-properties fo:language="en" fo:country="GB"/>
    </style:style>
  </office:automatic-styles>
  <office:body>
    <office:text text:use-soft-page-breaks="true">
      <text:p text:style-name="P1"><text:span text:style-name="T2">While Amazon rain forest is still burning</text:span><text:span text:style-name="T3">,<text:s/></text:span><text:span text:style-name="T4">seven countries</text:span><text:span text:style-name="T5"><text:s/>of the area / region met on Friday 6</text:span><text:span text:style-name="T6">th</text:span><text:span text:style-name="T7"><text:s/>September<text:s/></text:span><text:span text:style-name="T8">in the Columbian city of<text:s/></text:span><text:span text:style-name="T9">Laeticia<text:s/></text:span><text:span text:style-name="T10">in order to talk about local cooperation.<text:s/></text:span><text:span text:style-name="T11">“Goodwill is not enough to save<text:s/></text:span><text:span text:style-name="T12">the forest”, the Peruvian president underlined when / while mentioning the need for drastic measures”.<text:s/></text:span><text:span text:style-name="T13">The Laeticia pact to save the Amazon rainforest which was signed after / at the end of the meeting is meant to boost.<text:s/></text:span><text:span text:style-name="T14">Cooperation regarding satellite surveillance / monitoring fight against deforestation, fire prevention, and data sharing / exchange about climate. However / But the text contains very few concrete measures and conservationists / environmentalists had trouble / found it difficult to hide / conceal their disappointment last Friday evening.<text:s/></text:span><text:span text:style-name="T15">“The<text:s/></text:span><text:span text:style-name="T16">great</text:span><text:span text:style-name="T17"><text:s/>summit for the<text:s/></text:span><text:span text:style-name="T18">Amazon Forest</text:span><text:span text:style-name="T19">” lasted for slightly less than four hours.<text:s/></text:span><text:span text:style-name="T20">The meeting took place / was held on the remote leafy campus of Leticia university</text:span><text:span text:style-name="T21">.<text:s/></text:span><text:span text:style-name="T22">As a consequence / consequently, there were no demonstrators, nor</text:span></text:p>
      <text:p text:style-name="P23"/>
      <text:p text:style-name="P24"/>
      <text:p text:style-name="P25">Défenseurs<text:s/>= Supporters = advocates = promoters = backers = proponents<text:s/></text:p>
      <text:p text:style-name="Normal"><text:span text:style-name="T26">A peine = Hardl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o Bec-clemente</meta:initial-creator>
    <dc:creator>Elio Bec-clemente</dc:creator>
    <meta:creation-date>2023-11-08T15:34:00Z</meta:creation-date>
    <dc:date>2023-11-08T15:59:00Z</dc:date>
    <meta:template xlink:href="Normal.dotm" xlink:type="simple"/>
    <meta:editing-cycles>19</meta:editing-cycles>
    <meta:editing-duration>PT1500S</meta:editing-duration>
    <meta:document-statistic meta:page-count="1" meta:paragraph-count="2" meta:word-count="169" meta:character-count="1099" meta:row-count="7" meta:non-whitespace-character-count="932"/>
  </office:meta>
</office:document-meta>
</file>